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5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2">ask the user for input</text:p>
        </text:list-item>
        <text:list-item>
          <text:p text:style-name="P2">then check that the input is valid according to the specific problem</text:p>
        </text:list-item>
        <text:list-item>
          <text:p text:style-name="P2"><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3">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3">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4">if user enters 5, compute the sum of: 1 + 2 + 3 + 4 + 5, then display 15 at the screen</text:p>
        </text:list-item>
        <text:list-item>
          <text:p text:style-name="P4">if user enters 8, compute: 1 + 2 + 3 + 4 + 5 + 6 + 7 + 8, then display 36 at the screen</text:p>
        </text:list-item>
      </text:list>
      <text:list text:style-name="L5">
        <text:list-item>
          <text:p text:style-name="P5">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6">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6">Users entering a credit score not between 300 and 850, or that is not an integer, will be asked again, and asked as long as they do not give a valid answer.</text:p>
        </text:list-item>
        <text:list-item>
          <text:p text:style-name="P6">Users entering an amount needed or a down payment that is not a decimal, or is a negative decimal, will be asked again, and asked as long as they do not give a valid answer.</text:p>
        </text:list-item>
        <text:list-item>
          <text:p text:style-name="P6">(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6">(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2Z</meta:creation-date>
    <dc:date>2021-06-17T00:55:42Z</dc:date>
    <meta:user-defined meta:name="date" meta:value-type="string">June  16, 2021 (08:5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